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abledIfConditionTests.blank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abledIfConditionTests.notDisabledWithDefaul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abledIfConditionTests.disabledWithDefaul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abledIfConditionTests.disabledByEmpty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abledIfConditionTests.stringExpressionThatIsNeitherTrueNor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abledIfConditionTests.invalidExpressionEvalua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abledIfConditionTests.defaul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abledIfConditionTests.neverDisabledWithDefaul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abledIfConditionTests.custom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abledIfConditionTests.empty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abledIfConditionTests.missingDisabledI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abledIfConditionTests.unsupportedStringEvaluatio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abledIfConditionTests.nonBooleanOrString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abledIfConditionTests.buildExtensionContext( String metho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abledIfConditionTests.assertExpressionIsBlank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abledIfConditionTests.disabledWithCustom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